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61e" officeooo:paragraph-rsid="0002861e"/>
    </style:style>
    <style:style style:name="P2" style:family="paragraph" style:parent-style-name="Standard">
      <style:text-properties style:text-line-through-style="none" style:text-line-through-type="none" officeooo:rsid="0003bc31" officeooo:paragraph-rsid="0003bc31"/>
    </style:style>
    <style:style style:name="P3" style:family="paragraph" style:parent-style-name="Standard">
      <style:text-properties style:text-line-through-style="none" style:text-line-through-type="none" officeooo:rsid="000608c4" officeooo:paragraph-rsid="000608c4"/>
    </style:style>
    <style:style style:name="P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608c4" officeooo:paragraph-rsid="000608c4" style:font-size-asian="10.5pt" style:font-size-complex="12pt"/>
    </style:style>
    <style:style style:name="P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4edc" officeooo:paragraph-rsid="00074edc" style:font-size-asian="10.5pt" style:font-size-complex="12pt"/>
    </style:style>
    <style:style style:name="P6"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a828" officeooo:paragraph-rsid="0007a828" style:font-size-asian="10.5pt" style:font-size-complex="12pt"/>
    </style:style>
    <style:style style:name="P7"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80fb5" officeooo:paragraph-rsid="00080fb5" style:font-size-asian="10.5pt" style:font-size-complex="12pt"/>
    </style:style>
    <style:style style:name="P8"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9f2f1" officeooo:paragraph-rsid="0009f2f1" style:font-size-asian="10.5pt" style:font-size-complex="12pt"/>
    </style:style>
    <style:style style:name="P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a93ed" officeooo:paragraph-rsid="000a93ed" style:font-size-asian="10.5pt" style:font-size-complex="12pt"/>
    </style:style>
    <style:style style:name="P10"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cf1a2" style:font-size-asian="10.5pt" style:font-size-complex="12pt"/>
    </style:style>
    <style:style style:name="P11"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edf78" style:font-size-asian="10.5pt" style:font-size-complex="12pt"/>
    </style:style>
    <style:style style:name="P12"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d93f1" officeooo:paragraph-rsid="000d93f1" style:font-size-asian="10.5pt" style:font-size-complex="12pt"/>
    </style:style>
    <style:style style:name="P13"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edf78" style:font-size-asian="10.5pt" style:font-size-complex="12pt"/>
    </style:style>
    <style:style style:name="P1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ff730" style:font-size-asian="10.5pt" style:font-size-complex="12pt"/>
    </style:style>
    <style:style style:name="P1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ff730" officeooo:paragraph-rsid="000ff730" style:font-size-asian="10.5pt" style:font-size-complex="12pt"/>
    </style:style>
    <style:style style:name="P16" style:family="paragraph" style:parent-style-name="Standard">
      <style:text-properties officeooo:rsid="000cc25f" officeooo:paragraph-rsid="000cc25f"/>
    </style:style>
    <style:style style:name="P17" style:family="paragraph" style:parent-style-name="Preformatted_20_Text">
      <style:text-properties officeooo:rsid="000cc25f" officeooo:paragraph-rsid="000cc25f"/>
    </style:style>
    <style:style style:name="P18" style:family="paragraph" style:parent-style-name="Preformatted_20_Text">
      <style:text-properties officeooo:paragraph-rsid="000cc25f"/>
    </style:style>
    <style:style style:name="P1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edf78" style:font-size-asian="10.5pt" style:font-size-complex="12pt"/>
    </style:style>
    <style:style style:name="P20"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ff730" officeooo:paragraph-rsid="000ff730" style:font-size-asian="10.5pt" style:font-size-complex="12pt"/>
    </style:style>
    <style:style style:name="T1" style:family="text">
      <style:text-properties officeooo:rsid="00010160"/>
    </style:style>
    <style:style style:name="T2" style:family="text">
      <style:text-properties officeooo:rsid="0003bc31"/>
    </style:style>
    <style:style style:name="T3" style:family="text">
      <style:text-properties officeooo:rsid="000b20a7"/>
    </style:style>
    <style:style style:name="T4" style:family="text">
      <style:text-properties fo:font-variant="normal" fo:text-transform="none" fo:color="#000000" style:font-name="Source Code Pro" fo:font-size="9.75pt" fo:letter-spacing="normal" fo:font-style="normal" fo:font-weight="normal" fo:background-color="transparent" loext:char-shading-value="0" loext:padding="0in" loext:border="none"/>
    </style:style>
    <style:style style:name="T5" style:family="text">
      <style:text-properties officeooo:rsid="000cf1a2"/>
    </style:style>
    <style:style style:name="T6" style:family="text">
      <style:text-properties officeooo:rsid="000d93f1"/>
    </style:style>
    <style:style style:name="T7" style:family="text">
      <style:text-properties officeooo:rsid="000edf78"/>
    </style:style>
    <style:style style:name="T8" style:family="text">
      <style:text-properties officeooo:rsid="000ff7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span text:style-name="T1">1.starting (first assignment)</text:span></text:p>
      <text:p text:style-name="Standard"/>
      <text:p text:style-name="P16">as docker do not have garbage collector, that is the cmd:</text:p>
      <text:p text:style-name="P17"><text:span text:style-name="Source_20_Text"><text:span text:style-name="T4">docker rmi $(docker images -f "dangling=true" -q)</text:span></text:span></text:p>
      <text:p text:style-name="P18"/>
      <text:p text:style-name="Standard"/>
      <text:p text:style-name="P1">1. Assignment</text:p>
      <text:p text:style-name="P1"/>
      <text:p text:style-name="P1">- docker-compose up -d</text:p>
      <text:p text:style-name="P1">- docker-compose ps</text:p>
      <text:p text:style-name="P1">- docker-compose logs</text:p>
      <text:p text:style-name="P1">// go into the container</text:p>
      <text:p text:style-name="P1">- docker-compose exec web sh</text:p>
      <text:p text:style-name="P1">- curl localhost:3000 // doesn t work as curl is not install in the container</text:p>
      <text:p text:style-name="P1"/>
      <text:p text:style-name="P1">- docker-compose down -v</text:p>
      <text:p text:style-name="P1"/>
      <text:p text:style-name="P1">// add in the docker file </text:p>
      <text:p text:style-name="P1">RUN apk add –update curl</text:p>
      <text:p text:style-name="P1">// restart container</text:p>
      <text:p text:style-name="P1">- docker-compose -d –build</text:p>
      <text:p text:style-name="P1">- docker-compose exec web sh</text:p>
      <text:p text:style-name="P1">- curl localhost:3000 // works fine</text:p>
      <text:p text:style-name="P1">- exit</text:p>
      <text:p text:style-name="P1">- docker-compose down -v</text:p>
      <text:p text:style-name="P1"/>
      <text:p text:style-name="P1">// <text:span text:style-name="T2">extra</text:span></text:p>
      <text:p text:style-name="P2">- docker-compose build –no-cache // set a build without cache</text:p>
      <text:p text:style-name="P2"/>
      <text:p text:style-name="P2"/>
      <text:p text:style-name="P3">2.Good practice</text:p>
      <text:p text:style-name="P3"/>
      <text:p text:style-name="P3">to get your files into your image, use ‘COPY’ (not ADD)</text:p>
      <text:p text:style-name="P3">ADD is more powerfull, could download some file from the web, install some C files. But there is the danger, so COPY is better for adding files</text:p>
      <text:p text:style-name="P3"/>
      <text:p text:style-name="P3">after using any package manager like npm we should clean up, for npm: </text:p>
      <text:p text:style-name="P3">npm cache clean –force</text:p>
      <text:p text:style-name="P3"/>
      <text:p text:style-name="P3">for apt package manager</text:p>
      <text:p text:style-name="P4">sudo apt get clean</text:p>
      <text:p text:style-name="P4"/>
      <text:p text:style-name="P5">we don t want to run npm to then run our container, so we should stick with node, CMD node:</text:p>
      <text:p text:style-name="P5">CMD [“node’, “./bin/www”]</text:p>
      <text:p text:style-name="P5">cmd is the first process (program) which will be lunch at the same time the container start</text:p>
      <text:p text:style-name="P5"/>
      <text:p text:style-name="P5">WORKDIR make a directory if it s not there (RUN mkdir is not good)</text:p>
      <text:p text:style-name="P6"/>
      <text:p text:style-name="P6">We don t use the ‘latest’ node image as they still are unstable</text:p>
      <text:p text:style-name="P6"/>
      <text:p text:style-name="P7">All docker image default to Debian, so for exemple we get apt-get manager, open ssl, a bash shell <text:s text:c="2"/></text:p>
      <text:p text:style-name="P7"/>
      <text:p text:style-name="P8"><text:soft-page-break/>We sould use as much as possible alpine based image as it s a very light distro/image. But for taking an old application based on linux into container than it s better to use a debian based image.</text:p>
      <text:p text:style-name="P8"/>
      <text:p text:style-name="P8">Better not using ‘slim’, ‘strecth’ images. </text:p>
      <text:p text:style-name="P5"/>
      <text:p text:style-name="P8">We DON T <text:s/>use ONBUILD image, </text:p>
      <text:p text:style-name="P8"/>
      <text:p text:style-name="P9">3. Images to use</text:p>
      <text:p text:style-name="P9"/>
      <text:p text:style-name="P9">ALPINE (5Mb), very light, the best to use, but for big apps it may miss to features which we could have out of the box with debian ou centos. Alpine have some vulnarability issues. Have some specifique issues as it s not a based debian image. Alpine image do not works well with CVE scanning process (Continous Integration) <text:span text:style-name="T3">for vulnaribility</text:span></text:p>
      <text:p text:style-name="P9"/>
      <text:p text:style-name="P9">DEBIAN (100Mb), default base image of all images. BUT ACTUALLY WE DON T CARE ABOUT AN 100Mb on a server</text:p>
      <text:p text:style-name="P9"/>
      <text:p text:style-name="P9"/>
      <text:p text:style-name="P9">---------------------<text:span text:style-name="T5">PERMISSION------------------------------</text:span></text:p>
      <text:p text:style-name="P9"/>
      <text:p text:style-name="P10">in a node container we are as root by default</text:p>
      <text:p text:style-name="P10"/>
      <text:p text:style-name="P10">But we should enable the non-root mode for safety</text:p>
      <text:p text:style-name="P10"/>
      <text:p text:style-name="P10">USER node</text:p>
      <text:p text:style-name="P10"/>
      <text:p text:style-name="P13">The big problem of USER node is that ONLY this 3 command will be run as USER node</text:p>
      <text:p text:style-name="P11">- <text:span text:style-name="T6">RUN</text:span></text:p>
      <text:p text:style-name="P11">- <text:span text:style-name="T6">CMD</text:span></text:p>
      <text:p text:style-name="P11">- <text:span text:style-name="T6">ENTRY POINT</text:span></text:p>
      <text:p text:style-name="P10"/>
      <text:p text:style-name="P10"><text:span text:style-name="T7">So </text:span>we have to add it at the right place in the Dockerfile, bc, <text:span text:style-name="T7">for exemple,</text:span> if it s at the beginning, <text:span text:style-name="T7">the files created before npm install will be root (WORKDIR doesn t follow USER node), but not npm install as it use a RUN command, so npm won’t be able to access it (then the build will crash)</text:span>. An<text:span text:style-name="T7">d</text:span> if at the end all the build file would has been built as root so there chmod will be root, <text:span text:style-name="T7">instead of USER node</text:span></text:p>
      <text:p text:style-name="P12"/>
      <text:p text:style-name="P12">So pour pallier a ce problem we should set manually the permission <text:span text:style-name="T7">of the file we want as USER node ( not root) </text:span></text:p>
      <text:p text:style-name="P12">// <text:span text:style-name="T7">for ex, here we set the create manually the app directory, and set his permission cursively to USER node </text:span></text:p>
      <text:p text:style-name="P12">RUN mkdir app &amp;&amp; chown -R node:node .</text:p>
      <text:p text:style-name="P12"/>
      <text:p text:style-name="P13"/>
      <text:p text:style-name="P13"/>
      <text:p text:style-name="P13"/>
      <text:p text:style-name="P13"/>
      <text:p text:style-name="P13"/>
      <text:p text:style-name="P13"/>
      <text:p text:style-name="P13"/>
      <text:p text:style-name="P13"/>
      <text:p text:style-name="P13"/>
      <text:p text:style-name="P13"><text:soft-page-break/>Exemple of right position</text:p>
      <text:p text:style-name="P13"/>
      <text:p text:style-name="P13"/>
      <text:p text:style-name="P13">FROM node:10-slim</text:p>
      <text:p text:style-name="P13"/>
      <text:p text:style-name="P13">EXPOSE 3000</text:p>
      <text:p text:style-name="P13"/>
      <text:p text:style-name="P13">WORKDIR /node</text:p>
      <text:p text:style-name="P13"/>
      <text:p text:style-name="P13">COPY package*.json ./</text:p>
      <text:p text:style-name="P13"/>
      <text:p text:style-name="P14">// <text:span text:style-name="T8">we make sure the app directory is not root </text:span></text:p>
      <text:p text:style-name="P15">// otherwise npm, or even us won’t have the permisssion to modify it</text:p>
      <text:p text:style-name="P13">RUN mkdir app &amp;&amp; chown -R node:node .</text:p>
      <text:p text:style-name="P13"/>
      <text:p text:style-name="P13">// <text:span text:style-name="T8">we set the non-root mode</text:span></text:p>
      <text:p text:style-name="P13">USER node</text:p>
      <text:p text:style-name="P13"/>
      <text:p text:style-name="P13">RUN npm install &amp;&amp; npm cache clean --force</text:p>
      <text:p text:style-name="P13"/>
      <text:p text:style-name="P13">WORKDIR /node/app</text:p>
      <text:p text:style-name="P13"/>
      <text:p text:style-name="P13">COPY . .</text:p>
      <text:p text:style-name="P13"/>
      <text:p text:style-name="P13">CMD ["node", "app.js"]</text:p>
      <text:p text:style-name="P12"/>
      <text:p text:style-name="P10"/>
      <text:p text:style-name="P10"/>
      <text:p text:style-name="P15">if we set the container as USER node, even us <text:s/>will have this permission when we access to the container (with docker exec -it)</text:p>
      <text:p text:style-name="P15"/>
      <text:p text:style-name="P15">So to access the container as root anyway we should use this command (that is specifique to docker-compose)</text:p>
      <text:p text:style-name="P15">docker-compose exec -u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3:18:17.809151384</meta:creation-date>
    <dc:date>2020-07-28T16:15:00.396982463</dc:date>
    <meta:editing-duration>PT2H28M10S</meta:editing-duration>
    <meta:editing-cycles>7</meta:editing-cycles>
    <meta:generator>LibreOffice/6.0.7.3$Linux_X86_64 LibreOffice_project/00m0$Build-3</meta:generator>
    <meta:document-statistic meta:table-count="0" meta:image-count="0" meta:object-count="0" meta:page-count="3" meta:paragraph-count="69" meta:word-count="692" meta:character-count="3699" meta:non-whitespace-character-count="3058"/>
  </office:meta>
</office:document-meta>
</file>